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horizontal-align="center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3" style:family="graphic" style:parent-style-name="objectwithoutfill">
      <style:graphic-properties draw:stroke="none" draw:fill="solid" draw:fill-color="#999999" draw:textarea-horizontal-align="center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483cm" svg:height="6.845cm" svg:x="2.758cm" svg:y="2.018cm" svg:viewBox="0 0 4484 6846" svg:d="M3739 303c5-238 680-452 710-167 37 1304 43 3741 23 4651s-933 1870-2241 2037c-1307 167-2250-628-2231-1938s55-3319 33-4308c11-250 714-288 706-118-8 781-95 2980-116 4115s977 1763 1995 1458c1017-305 1232-644 1256-1261 23-616-85-3596-135-4469z">
          <text:p/>
        </draw:path>
        <draw:path draw:style-name="gr2" draw:text-style-name="P1" draw:layer="layout" svg:width="0.902cm" svg:height="0.661cm" draw:transform="rotate (-2.15687788961459) translate (3.62579114539899cm 2.4699614417958cm)" svg:viewBox="0 0 903 662" svg:d="M527 644c137-64 329-219 367-367 35-139-27-185-184-243-155-57-351-32-459-3-276 72-309 187-173 370 136 181 313 308 449 243z">
          <text:p/>
        </draw:path>
        <draw:path draw:style-name="gr2" draw:text-style-name="P1" draw:layer="layout" svg:width="0.902cm" svg:height="0.661cm" draw:transform="rotate (-2.15687788961459) translate (7.331624478732cm 2.1707947751291cm)" svg:viewBox="0 0 903 662" svg:d="M527 644c137-64 329-219 367-367 35-139-27-185-184-243-155-57-351-32-459-3-276 72-309 187-173 370 136 181 313 308 449 243z">
          <text:p/>
        </draw:path>
        <draw:path draw:style-name="gr3" draw:text-style-name="P1" draw:layer="layout" svg:width="1.741cm" svg:height="1.715cm" svg:x="3.999cm" svg:y="0.7cm" svg:viewBox="0 0 1742 1716" svg:d="M863 1217c305 28 507-91 465-289s-182-446-444-441-419 131-477 333 151 369 456 397zM1741 769c21 456-277 892-915 942s-856-322-823-784 457-873 932-923c474-49 785 309 806 765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14:23:24.209000000</dc:date>
    <meta:editing-duration>PT2M50S</meta:editing-duration>
    <meta:editing-cycles>3</meta:editing-cycles>
    <meta:generator>LibreOffice/24.2.4.2$Windows_X86_64 LibreOffice_project/51a6219feb6075d9a4c46691dcfe0cd9c4fff3c2</meta:generator>
    <meta:document-statistic meta:object-count="4"/>
  </office:meta>
</office:document-meta>
</file>